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paragraph-properties fo:margin-left="2in">
        <style:tab-stops/>
      </style:paragraph-properties>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T122" style:parent-style-name="Fuentedepárrafopredeter." style:family="text">
      <style:text-properties style:font-name="Arial" fo:language="es" fo:country="ES"/>
    </style:style>
    <style:style style:name="P123" style:parent-style-name="Párrafodelista" style:family="paragraph">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Normal" style:family="paragraph">
      <style:text-properties style:font-name="Arial" fo:language="es" fo:country="ES"/>
    </style:style>
    <style:style style:name="T133" style:parent-style-name="Fuentedepárrafopredeter." style:family="text">
      <style:text-properties style:font-name="Calisto MT" fo:font-weight="bold" style:font-weight-asian="bold" fo:language="es" fo:country="ES"/>
    </style:style>
    <style:style style:name="P134" style:parent-style-name="Título1" style:family="paragraph">
      <style:text-properties style:font-name="Arial" style:font-name-complex="Arial" style:use-window-font-color="true" fo:font-size="11pt" style:font-size-asian="11pt" style:font-size-complex="11pt" fo:language="es" fo:country="ES"/>
    </style:style>
    <style:style style:name="P135" style:parent-style-name="Normal" style:family="paragraph">
      <style:text-properties fo:language="es" fo:country="ES"/>
    </style:style>
    <style:style style:name="P136" style:parent-style-name="Párrafodelista" style:family="paragraph">
      <style:text-properties style:font-name="Arial"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style style:name="T145" style:parent-style-name="Fuentedepárrafopredeter." style:family="text">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s/>(A+)</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 hasta que finalice la subasta.</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text:s/>compra incluyen nombre, apellidos, país, ciudad, código postal y número de identificación legal de la persona que realiza el pago.</text:p>
        </text:list-item>
        <text:list-item>
          <text:p text:style-name="P42">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3">Los datos de envío de una compra incluyen: país, ciudad, código postal y dirección.<text:s/></text:p>
        </text:list-item>
        <text:list-item>
          <text:p text:style-name="P44">Los comercios y los usuarios tienen una reputación, que es un número entre 0 y 5. Esta reputación es la media de las valoraciones realizadas por otros actores que hayan realizado transacciones con ellos.</text:p>
        </text:list-item>
        <text:list-item>
          <text:p text:style-name="P45">Los comercios<text:s/>y los usuarios pueden ser reportados por otros comercios y usuarios. Cada reporte tiene un texto que indica el motivo del reporte y un peso oculto asignado por el sistema.</text:p>
        </text:list-item>
        <text:list-item>
          <text:p text:style-name="P46">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7">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8">Todos los actores pueden mantener una conversación vía chat interno con otro actor, de dichos mensajes de chat se guardarán los usuarios que mantienen la conversación, el texto de cada mensaje y el momento de cada mensaje.</text:p>
        </text:list-item>
        <text:list-item>
          <text:p text:style-name="P49">Además del chat interno habrá un sistema de mensajería vía mail interno. De estos mensajes se guardará el asunto, el cuerpo del mensaje, el actor que lo envía, el actor que lo recibe y el momento en el que se envía.</text:p>
        </text:list-item>
        <text:list-item>
          <text:p text:style-name="P50">Todos los actores pueden organizar sus mensajes en carpetas. Las carpetas tienen un título, una colección de mensajes y una carpeta padre opcional.</text:p>
        </text:list-item>
        <text:list-item>
          <text:p text:style-name="P51">El sistema debe almacenar las siguientes variables de configuración: El IVA aplicado a las compras, la comisión que cobra el sistema sobre cada compra, el mensaje de bienvenida en inglés y en español, el número máximo de anuncios que puede tener un usuario publicados de manera simultánea, el<text:s/><text:soft-page-break/>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text:s/>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text:p>
            </text:list-item>
            <text:list-item>
              <text:p text:style-name="P59">Hacer una búsqueda de anuncios publicados por<text:s/>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 el que haya realizado una transacción.</text:p>
            </text:list-item>
            <text:list-item>
              <text:p text:style-name="P63">Enviar un mensaje de chat otro actor.</text:p>
            </text:list-item>
            <text:list-item>
              <text:p text:style-name="P64">Enviar un mensaje de mail<text:s/>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text:s/>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text:s/>actor autentificado como moderador deberá poder:<text:s/></text:p>
          <text:list text:continue-numbering="true">
            <text:list-item>
              <text:p text:style-name="P69">Verificar la creación de un comercio.</text:p>
            </text:list-item>
            <text:list-item>
              <text:p text:style-name="P70">Comprobar la lista de notificaciones de moderación.</text:p>
            </text:list-item>
            <text:list-item>
              <text:p text:style-name="P71">Banear a un actor, tanto parcial como totalmente.<text:s/></text:p>
            </text:list-item>
            <text:list-item>
              <text:p text:style-name="P72">Ver la lista de actores sospechosos.</text:p>
            </text:list-item>
          </text:list>
        </text:list-item>
        <text:list-item>
          <text:p text:style-name="P73">Un actor autentificado como<text:s/>administrador deberá poder:</text:p>
          <text:list text:continue-numbering="true">
            <text:list-item>
              <text:p text:style-name="P74">Hacer lo mismo que un moderador.</text:p>
            </text:list-item>
            <text:list-item>
              <text:p text:style-name="P75">Controlar las siguientes variables del sistema sin tener que reiniciarlo:<text:s/></text:p>
              <text:list text:continue-numbering="true">
                <text:list-item>
                  <text:list>
                    <text:list-item>
                      <text:p text:style-name="P76">El IVA aplicado a las compras</text:p>
                    </text:list-item>
                    <text:list-item>
                      <text:p text:style-name="P77">La comisión que cobra el sistema sobre cada compra</text:p>
                    </text:list-item>
                    <text:list-item>
                      <text:p text:style-name="P78">El tiempo máximo que puede mantenerse un pago a la espera de la confirmación de recepción de un envío.</text:p>
                    </text:list-item>
                    <text:list-item>
                      <text:p text:style-name="P79">El mensaje de bienvenida en inglés y en español</text:p>
                    </text:list-item>
                    <text:list-item>
                      <text:p text:style-name="P80">El número máximo de anuncios que puede tener un usuario publicados de manera simultánea.</text:p>
                    </text:list-item>
                    <text:list-item>
                      <text:p text:style-name="P81">El número máximo de anuncios que puede tener un comercio publicados de manera simultánea</text:p>
                    </text:list-item>
                    <text:list-item>
                      <text:p text:style-name="P82">El número máximo de anuncios que puede tener un usuario premium publicados de manera simultánea.</text:p>
                    </text:list-item>
                    <text:list-item>
                      <text:p text:style-name="P83">El número máximo de anuncios que puede tener un comercio premium publicados de manera simultánea.</text:p>
                    </text:list-item>
                    <text:list-item>
                      <text:p text:style-name="P84">El número máximo de meses que puede estar un anuncio publicado.</text:p>
                    </text:list-item>
                    <text:list-item>
                      <text:p text:style-name="P85">El precio de compra de los servicios premium.</text:p>
                    </text:list-item>
                    <text:list-item>
                      <text:p text:style-name="P86">El peso que asigna el sistema a los reportes entre actores que han realizado una transacción</text:p>
                    </text:list-item>
                    <text:list-item>
                      <text:p text:style-name="P87">El peso mínimo para que un usuario aparezca en la lista de notificaciones de<text:s/>moderación por acumulación de reportes.<text:s/></text:p>
                    </text:list-item>
                    <text:list-item>
                      <text:p text:style-name="P88">La reputación por debajo de la cual un actor aparece en la lista de actores sospechosos.</text:p>
                    </text:list-item>
                    <text:list-item>
                      <text:p text:style-name="P89">La lista de palabras que el sistema considerará spam.</text:p>
                    </text:list-item>
                  </text:list>
                </text:list-item>
              </text:list>
            </text:list-item>
            <text:list-item>
              <text:p text:style-name="P90">Crear usuarios de cualquier rol.</text:p>
            </text:list-item>
            <text:list-item>
              <text:p text:style-name="P91">Mostrar una dashboard con la siguiente<text:s/>información:</text:p>
              <text:list text:continue-numbering="true">
                <text:list-item>
                  <text:list>
                    <text:list-item>
                      <text:p text:style-name="P92">Media de stock de los anuncios de Tienda.</text:p>
                    </text:list-item>
                    <text:list-item>
                      <text:p text:style-name="P93">Media de precio de los anuncios Express.</text:p>
                    </text:list-item>
                    <text:list-item>
                      <text:p text:style-name="P94">Media de reputación de los usuarios.</text:p>
                    </text:list-item>
                    <text:list-item>
                      <text:p text:style-name="P95">Media de reputación de los comercios.</text:p>
                    </text:list-item>
                    <text:list-item>
                      <text:p text:style-name="P96">Media de preguntas de los anuncios Tienda.</text:p>
                    </text:list-item>
                    <text:list-item>
                      <text:p text:style-name="P97">Media de reportes de los comercios.</text:p>
                    </text:list-item>
                    <text:list-item>
                      <text:p text:style-name="P98">Media<text:s/>de reportes de los usuarios.</text:p>
                    </text:list-item>
                    <text:list-item>
                      <text:p text:style-name="P99">Top 5 vendedores.</text:p>
                    </text:list-item>
                    <text:list-item>
                      <text:p text:style-name="P100">Top 5 comercios.</text:p>
                    </text:list-item>
                    <text:list-item>
                      <text:p text:style-name="P101">Ratio de usuarios contra comercios.</text:p>
                    </text:list-item>
                  </text:list>
                </text:list-item>
              </text:list>
            </text:list-item>
          </text:list>
        </text:list-item>
      </text:list>
      <text:p text:style-name="P102"/>
      <text:list text:style-name="LFO1" text:continue-numbering="true">
        <text:list-item>
          <text:p text:style-name="P103">Un actor autentificado como usuario deberá poder:</text:p>
          <text:list text:continue-numbering="true">
            <text:list-item>
              <text:p text:style-name="P104">Gestionar sus anuncios exprés, lo que incluye crearlos, listarlos, y borrarlos. La fecha de publicación será el momento de creación. Borrar un anuncio no hace que desaparezca de la base de datos si no que actualiza su fecha fin al momento actual para que deje de mostrarse al público.</text:p>
            </text:list-item>
            <text:list-item>
              <text:p text:style-name="P105">Gestionar su carro de la compra, lo que incluye añadir y borrar productos y<text:s/>pagar el contenido.</text:p>
            </text:list-item>
            <text:list-item>
              <text:p text:style-name="P106">Al pagar el contenido de un carrito deberá añadir los datos de facturación y de envío.</text:p>
            </text:list-item>
            <text:list-item>
              <text:p text:style-name="P107">Hacer una puja en una subasta y pagar la puja si al terminar la subasta es el ganador.</text:p>
            </text:list-item>
            <text:list-item>
              <text:p text:style-name="P108">Pagar el precio de compra instantánea de una subasta y llevarse el objeto de manera inmediata.</text:p>
            </text:list-item>
            <text:list-item>
              <text:p text:style-name="P109">Listar sus compras pasadas y cambiar su estado de “Enviado” a “Recibido” cuando lo considere oportuno.</text:p>
            </text:list-item>
            <text:list-item>
              <text:p text:style-name="P110">Listar las ventas de sus productos y poder acceder a los datos del comprador de cada una de ellas.</text:p>
            </text:list-item>
            <text:list-item>
              <text:p text:style-name="P111">Listar las subastas en las que participa o ha participado.</text:p>
            </text:list-item>
            <text:list-item>
              <text:p text:style-name="P112">Pagar por los servicios premium. Los servicios premium de los usuarios incluyen tener un mayor número de anuncios simultáneos y evitar los banners publicitarios.</text:p>
            </text:list-item>
            <text:list-item>
              <text:p text:style-name="P113">Escribir reseñas de artículos que haya comprado en anuncios Tienda.</text:p>
            </text:list-item>
            <text:list-item>
              <text:p text:style-name="P114">Escribir una Pregunta en un anuncio Tienda</text:p>
            </text:list-item>
            <text:list-item>
              <text:p text:style-name="P115">Gestionar sus socialIdentities.</text:p>
            </text:list-item>
            <text:list-item>
              <text:p text:style-name="P116">Comprobar la información pertinente al envío de sus compras o añadir esa información a sus ventas.</text:p>
            </text:list-item>
            <text:list-item>
              <text:p text:style-name="P117">Gestionar sus artículos lo que incluye listarlos y crearlos.</text:p>
            </text:list-item>
            <text:list-item>
              <text:p text:style-name="P118">Gestionar<text:s/>sus anuncios subasta, lo que incluye crearlos y listarlos. La fecha de publicación será el momento de creación.</text:p>
            </text:list-item>
          </text:list>
        </text:list-item>
        <text:list-item>
          <text:p text:style-name="P119">Un actor autentificado como comercio deberá poder.</text:p>
          <text:list text:continue-numbering="true">
            <text:list-item>
              <text:p text:style-name="P120"><text:span text:style-name="T121">Gestionar sus anuncios exprés, de subasta y de tienda, lo que incluye crearlos, listarlos, e</text:span><text:span text:style-name="T122">ditarlos y borrarlos. Salvo en el caso de subasta, que no puede ser borrado por un comercio.<text:s/></text:span></text:p>
            </text:list-item>
            <text:list-item>
              <text:p text:style-name="P123">Listar las ventas de sus productos pudiendo acceder a los datos del comprador.</text:p>
            </text:list-item>
            <text:list-item>
              <text:p text:style-name="P124">Cambiar el estado de las ventas de “Pendiente de envío” a “Enviado”. Las ventas estarán por defecto en estado de “Pendiente de envío”.</text:p>
            </text:list-item>
            <text:list-item>
              <text:p text:style-name="P125">Cancelar una venta que no haya sido enviada. Esto cambiará su estado a “Cancelada”.<text:s/></text:p>
            </text:list-item>
            <text:list-item>
              <text:p text:style-name="P126">Añadir información de seguimiento una venta enviada.</text:p>
            </text:list-item>
            <text:list-item>
              <text:p text:style-name="P127">Pagar por los servicios premium. Los servicios premium de<text:s/>comercios incluyen tener un mayor número de anuncios simultáneos, evitar los banners publicitarios y la posibilidad de que uno de sus anuncios aparezca publicitado para los actores no Premium</text:p>
            </text:list-item>
            <text:list-item>
              <text:p text:style-name="P128">Responder a las Preguntas de su anuncio Tienda.</text:p>
            </text:list-item>
            <text:list-item>
              <text:p text:style-name="P129">Eliminar una pregunta de su anuncio Tienda. <text:s text:c="3"/></text:p>
            </text:list-item>
            <text:list-item>
              <text:p text:style-name="P130">Crear un BusinessInfo y editarlo. <text:s text:c="2"/></text:p>
            </text:list-item>
          </text:list>
        </text:list-item>
      </text:list>
      <text:p text:style-name="P131"/>
      <text:p text:style-name="P132"><text:s text:c="186"/><text:s text:c="256"/><text:s text:c="256"/><text:s text:c="41"/></text:p>
      <text:h text:style-name="Título1" text:outline-level="1"><text:span text:style-name="T133">Requisitos no funcionales</text:span></text:h>
      <text:list text:style-name="LFO1" text:continue-numbering="true">
        <text:list-item>
          <text:p text:style-name="P134">El sistema debe estar disponible en inglés y español.</text:p>
        </text:list-item>
      </text:list>
      <text:p text:style-name="P135"/>
      <text:list text:style-name="LFO1" text:continue-numbering="true">
        <text:list-item>
          <text:p text:style-name="P136">El sistema funcionará en España, por lo que debe cumplir las regulaciones españolas.</text:p>
        </text:list-item>
        <text:list-item>
          <text:p text:style-name="P137">El sistema debe ser lo más eficiente que sea<text:s/>posible.</text:p>
        </text:list-item>
        <text:list-item>
          <text:p text:style-name="P138">No es necesario que el sistema guarde las fotos, pero si las URL de sistemas de almacenamientos externos como Flickr.com o Pinterest.com.</text:p>
        </text:list-item>
        <text:list-item>
          <text:p text:style-name="P139">El documento de “Términos y Condiciones” debe hacer explicitas las razones por las que un usuario puede ser baneado o un anuncio borrado por un administrador o moderador.</text:p>
        </text:list-item>
        <text:list-item>
          <text:p text:style-name="P140">Los pagos correspondientes a las compras deberán hacerse a través de la plataforma Paypal y esta gestionará tanto el sistema de pagos como la seguridad de posibles estafas o impagos gracias a su<text:s/>sistema de reembolsos.</text:p>
        </text:list-item>
        <text:list-item>
          <text:p text:style-name="P141">Cuando un usuario efectúe un pago debe cargar por defecto los datos de facturación y de envío de su último pago.</text:p>
        </text:list-item>
        <text:list-item>
          <text:p text:style-name="P142">El peso por defecto de un reporte es 1, excepto cuando se ha realizado una transacción entre el actor que crea el reporte y el que lo recibe, en cuyo caso este tendrá un peso mayor establecido por el administrador.</text:p>
        </text:list-item>
        <text:list-item>
          <text:p text:style-name="P143">Cuando la suma de los pesos de los reportes recibidos por un usuario supere el peso mínimo establecido por el administrador, este aparecerá en la lista de notificaciones de los moderadores.</text:p>
        </text:list-item>
        <text:list-item>
          <text:p text:style-name="P144"><text:span text:style-name="T145">Un actor puede ser baneado parcialmente, lo que le impide crear anuncios de venta, pero no comprar, y totalmente, lo que le impide el acceso al sistema.</text:span></text:p>
        </text:list-item>
        <text:list-item>
          <text:p text:style-name="P146">Un usuario se considera sospechoso si su reputación está por debajo del mínimo establecido por el administrador, o si publica cualquier información que contenga palabras de spam.</text:p>
        </text:list-item>
        <text:list-item>
          <text:p text:style-name="P147">Un anuncio que contenga palabras de spam no puede ser publicado.</text:p>
        </text:list-item>
        <text:list-item>
          <text:p text:style-name="P148">Las palabras de Spam deben poder cambiarse por el administrador.</text:p>
        </text:list-item>
        <text:list-item>
          <text:p text:style-name="P149">Todos los usuarios tienen una carpeta de sistema por defecto que no pueden ser editadas. Estás son Outbox, Inbox y Trashbox.</text:p>
        </text:list-item>
        <text:list-item>
          <text:p text:style-name="P150">Cuando la fecha límite de un anuncio pase, el artículo debe de dejar de ser mostrado automáticamente.</text:p>
        </text:list-item>
        <text:list-item>
          <text:p text:style-name="P151">Si un anuncio de tipo subasta llega a su fecha limite sin ningún pujador simplemente de marcará como terminado.<text:s/></text:p>
        </text:list-item>
        <text:list-item>
          <text:p text:style-name="P152">Solo a los usuarios no registrados y a los Actores de tipo usuario y tienda se les serán mostrados los anuncios de los usuarios premium.</text:p>
        </text:list-item>
      </text:list>
      <text:p text:style-name="P1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5-27T11:06:00Z</meta:creation-date>
    <dc:date>2018-06-07T17:27:00Z</dc:date>
    <meta:template xlink:href="Normal" xlink:type="simple"/>
    <meta:editing-cycles>5</meta:editing-cycles>
    <meta:editing-duration>PT660S</meta:editing-duration>
    <meta:document-statistic meta:page-count="7" meta:paragraph-count="30" meta:word-count="2271" meta:character-count="15191" meta:row-count="107" meta:non-whitespace-character-count="12950"/>
  </office:meta>
</office:document-meta>
</file>